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Arial" svg:font-family="Arial" style:font-family-generic="swiss"/>
    <style:font-face style:name="Bitstream Vera Sans" svg:font-family="'Bitstream Vera Sans'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72" style:family="table">
      <style:table-properties style:width="170.06mm" fo:margin-left="0mm" fo:margin-right="-0.05mm" table:align="margins"/>
    </style:style>
    <style:style style:name="Table72.A" style:family="table-column">
      <style:table-column-properties style:column-width="71.16mm" style:rel-column-width="27421*"/>
    </style:style>
    <style:style style:name="Table72.B" style:family="table-column">
      <style:table-column-properties style:column-width="98.9mm" style:rel-column-width="38114*"/>
    </style:style>
    <style:style style:name="Table72.A1" style:family="table-cell">
      <style:table-cell-properties fo:padding="0.97mm" fo:border-left="none" fo:border-right="none" fo:border-top="1pt solid #000000" fo:border-bottom="1pt solid #000000"/>
    </style:style>
    <style:style style:name="Table72.A2" style:family="table-cell">
      <style:table-cell-properties fo:padding="0.97mm" fo:border="none"/>
    </style:style>
    <style:style style:name="Table73" style:family="table">
      <style:table-properties style:width="169.92mm" table:align="left"/>
    </style:style>
    <style:style style:name="Table73.A" style:family="table-column">
      <style:table-column-properties style:column-width="21.75mm"/>
    </style:style>
    <style:style style:name="Table73.B" style:family="table-column">
      <style:table-column-properties style:column-width="37.04mm"/>
    </style:style>
    <style:style style:name="Table73.A1" style:family="table-cell">
      <style:table-cell-properties fo:padding="0.97mm" fo:border="none"/>
    </style:style>
    <style:style style:name="Table73.B3" style:family="table-cell">
      <style:table-cell-properties fo:padding="0.97mm" fo:border-left="none" fo:border-right="none" fo:border-top="none" fo:border-bottom="1pt solid #000000"/>
    </style:style>
    <style:style style:name="Table75" style:family="table">
      <style:table-properties style:width="169.92mm" table:align="left"/>
    </style:style>
    <style:style style:name="Table75.A" style:family="table-column">
      <style:table-column-properties style:column-width="21.75mm"/>
    </style:style>
    <style:style style:name="Table75.B" style:family="table-column">
      <style:table-column-properties style:column-width="37.04mm"/>
    </style:style>
    <style:style style:name="Table75.A1" style:family="table-cell">
      <style:table-cell-properties fo:padding="0.97mm" fo:border="none"/>
    </style:style>
    <style:style style:name="Table75.B3" style:family="table-cell">
      <style:table-cell-properties fo:padding="0.97mm" fo:border-left="none" fo:border-right="none" fo:border-top="none" fo:border-bottom="1pt solid #000000"/>
    </style:style>
    <style:style style:name="Table122" style:family="table">
      <style:table-properties style:width="169.92mm" table:align="left"/>
    </style:style>
    <style:style style:name="Table122.A" style:family="table-column">
      <style:table-column-properties style:column-width="21.75mm"/>
    </style:style>
    <style:style style:name="Table122.B" style:family="table-column">
      <style:table-column-properties style:column-width="47.24mm"/>
    </style:style>
    <style:style style:name="Table122.C" style:family="table-column">
      <style:table-column-properties style:column-width="26.85mm"/>
    </style:style>
    <style:style style:name="Table122.D" style:family="table-column">
      <style:table-column-properties style:column-width="45.86mm"/>
    </style:style>
    <style:style style:name="Table122.E" style:family="table-column">
      <style:table-column-properties style:column-width="28.22mm"/>
    </style:style>
    <style:style style:name="Table122.A1" style:family="table-cell">
      <style:table-cell-properties fo:padding="0.97mm" fo:border="none"/>
    </style:style>
    <style:style style:name="Table122.B4" style:family="table-cell">
      <style:table-cell-properties fo:padding="0.97mm" fo:border-left="none" fo:border-right="none" fo:border-top="none" fo:border-bottom="1pt solid #000000"/>
    </style:style>
    <style:style style:name="Table74" style:family="table">
      <style:table-properties style:width="169.92mm" table:align="left"/>
    </style:style>
    <style:style style:name="Table74.A" style:family="table-column">
      <style:table-column-properties style:column-width="21.75mm"/>
    </style:style>
    <style:style style:name="Table74.B" style:family="table-column">
      <style:table-column-properties style:column-width="37.04mm"/>
    </style:style>
    <style:style style:name="Table74.A1" style:family="table-cell">
      <style:table-cell-properties fo:padding="0.97mm" fo:border="none"/>
    </style:style>
    <style:style style:name="Table74.B3" style:family="table-cell">
      <style:table-cell-properties fo:padding="0.97mm" fo:border-left="none" fo:border-right="none" fo:border-top="none" fo:border-bottom="1pt solid #000000"/>
    </style:style>
    <style:style style:name="P1" style:family="paragraph" style:parent-style-name="List_20_1_20_Start" style:list-style-name="List_20_1"/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text-properties fo:language="en" fo:country="US"/>
    </style:style>
    <style:style style:name="P5" style:family="paragraph" style:parent-style-name="Standard">
      <style:text-properties fo:language="en" fo:country="US" fo:background-color="transparent"/>
    </style:style>
    <style:style style:name="P6" style:family="paragraph" style:parent-style-name="Standard">
      <style:paragraph-properties fo:text-align="center" style:justify-single-word="false"/>
      <style:text-properties fo:language="en" fo:country="US"/>
    </style:style>
    <style:style style:name="P7" style:family="paragraph" style:parent-style-name="Default_5f_ntt">
      <style:text-properties fo:language="en" fo:country="US"/>
    </style:style>
    <style:style style:name="P8" style:family="paragraph" style:parent-style-name="Default_5f_ntt">
      <style:text-properties fo:language="en" fo:country="US" fo:font-style="normal" style:font-style-asian="normal" style:font-style-complex="normal"/>
    </style:style>
    <style:style style:name="P9" style:family="paragraph" style:parent-style-name="Heading_20_2" style:master-page-name="First_20_Page">
      <style:paragraph-properties style:page-number="auto"/>
    </style:style>
    <style:style style:name="P10" style:family="paragraph" style:parent-style-name="cmd_5f_code">
      <style:text-properties officeooo:paragraph-rsid="0000aa5b"/>
    </style:style>
    <style:style style:name="P11" style:family="paragraph" style:parent-style-name="Standard">
      <style:paragraph-properties fo:text-align="center" style:justify-single-word="false"/>
    </style:style>
    <style:style style:name="P12" style:family="paragraph" style:parent-style-name="List_20_1_20_Start" style:list-style-name="List_20_1"/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text-position="super 58%"/>
    </style:style>
    <style:style style:name="T4" style:family="text">
      <style:text-properties fo:background-color="transparent" loext:char-shading-value="0"/>
    </style:style>
    <style:style style:name="T5" style:family="text">
      <style:text-properties fo:language="en" fo:country="US"/>
    </style:style>
    <style:style style:name="T6" style:family="text">
      <style:text-properties officeooo:rsid="001386e1"/>
    </style:style>
    <style:style style:name="T7" style:family="text">
      <style:text-properties style:font-name="Courier New" fo:font-size="10.5pt"/>
    </style:style>
  </office:automatic-styles>
  <office:body>
    <office:text text:use-soft-page-breaks="true">
      <office:forms form:automatic-focus="false" form:apply-design-mode="false"/>
      <text:tracked-changes>
        <text:changed-region xml:id="ct63624720" text:id="ct63624720">
          <text:insertion>
            <office:change-info>
              <dc:creator>Denis Kotlar</dc:creator>
              <dc:date>2016-12-20T09:41:00</dc:date>
            </office:change-info>
          </text:insertion>
        </text:changed-region>
        <text:changed-region xml:id="ct55860144" text:id="ct55860144">
          <text:deletion>
            <office:change-info>
              <dc:creator>Denis Kotlar</dc:creator>
              <dc:date>2016-12-20T09:41:00</dc:date>
            </office:change-info>
            <text:list xml:id="list3554181457" text:style-name="List_20_1">
              <text:list-item>
                <text:p text:style-name="P1"/>
              </text:list-item>
              <text:list-item>
                <text:p text:style-name="P1">MAIN – temperature sensor connected to Arduino Shield board (can be used to monitor e.g. power transformer temperature)</text:p>
              </text:list-item>
              <text:list-item>
                <text:p text:style-name="P1"/>
              </text:list-item>
            </text:list>
          </text:deletion>
        </text:changed-region>
        <text:changed-region xml:id="ct56458064" text:id="ct56458064">
          <text:deletion>
            <office:change-info>
              <dc:creator>Denis Kotlar</dc:creator>
              <dc:date>2016-12-20T09:41:00</dc:date>
            </office:change-info>
            <text:p text:style-name="note">AUX and </text:p>
          </text:deletion>
        </text:changed-region>
        <text:changed-region xml:id="ct61815264" text:id="ct61815264">
          <text:deletion>
            <office:change-info>
              <dc:creator>Denis Kotlar</dc:creator>
              <dc:date>2016-12-20T09:42:00</dc:date>
            </office:change-info>
            <text:p text:style-name="note">s</text:p>
          </text:deletion>
        </text:changed-region>
        <text:changed-region xml:id="ct65034192" text:id="ct65034192">
          <text:deletion>
            <office:change-info>
              <dc:creator>Denis Kotlar</dc:creator>
              <dc:date>2016-12-20T09:42:00</dc:date>
            </office:change-info>
            <text:p text:style-name="note">are</text:p>
          </text:deletion>
        </text:changed-region>
        <text:changed-region xml:id="ct55888896" text:id="ct55888896">
          <text:insertion>
            <office:change-info>
              <dc:creator>Denis Kotlar</dc:creator>
              <dc:date>2017-06-17T15:04:00</dc:date>
            </office:change-info>
          </text:insertion>
        </text:changed-region>
        <text:changed-region xml:id="ct58805152" text:id="ct58805152">
          <text:insertion>
            <office:change-info>
              <dc:creator>Denis Kotlar</dc:creator>
              <dc:date>2016-12-20T09:42:00</dc:date>
            </office:change-info>
          </text:insertion>
        </text:changed-region>
        <text:changed-region xml:id="ct59918128" text:id="ct59918128">
          <text:deletion>
            <office:change-info>
              <dc:creator>Denis Kotlar</dc:creator>
              <dc:date>2017-06-16T13:49:00</dc:date>
            </office:change-info>
            <text:p text:style-name="note">still </text:p>
          </text:deletion>
        </text:changed-region>
        <text:changed-region xml:id="ct55971536" text:id="ct55971536">
          <text:deletion>
            <office:change-info>
              <dc:creator>Denis Kotlar</dc:creator>
              <dc:date>2017-06-16T13:49:00</dc:date>
            </office:change-info>
            <text:p text:style-name="note">supported in the Firmware M</text:p>
          </text:deletion>
        </text:changed-region>
        <text:changed-region xml:id="ct59019600" text:id="ct59019600">
          <text:deletion>
            <office:change-info>
              <dc:creator>Denis Kotlar</dc:creator>
              <dc:date>2016-12-20T09:42:00</dc:date>
            </office:change-info>
            <text:p text:style-name="note">2</text:p>
          </text:deletion>
        </text:changed-region>
        <text:changed-region xml:id="ct58804512" text:id="ct58804512">
          <text:deletion>
            <office:change-info>
              <dc:creator>Denis Kotlar</dc:creator>
              <dc:date>2017-06-16T13:49:00</dc:date>
            </office:change-info>
            <text:p text:style-name="note">.</text:p>
          </text:deletion>
        </text:changed-region>
        <text:changed-region xml:id="ct58612064" text:id="ct58612064">
          <text:insertion>
            <office:change-info>
              <dc:creator>Denis Kotlar</dc:creator>
              <dc:date>2017-06-16T13:49:00</dc:date>
            </office:change-info>
          </text:insertion>
        </text:changed-region>
        <text:changed-region xml:id="ct58834192" text:id="ct58834192">
          <text:deletion>
            <office:change-info>
              <dc:creator>Denis Kotlar</dc:creator>
              <dc:date>2016-12-20T09:42:00</dc:date>
            </office:change-info>
            <text:p text:style-name="P2">M</text:p>
          </text:deletion>
        </text:changed-region>
        <text:changed-region xml:id="ct56507216" text:id="ct56507216">
          <text:insertion>
            <office:change-info>
              <dc:creator>Denis Kotlar</dc:creator>
              <dc:date>2016-12-20T09:42:00</dc:date>
            </office:change-info>
          </text:insertion>
        </text:changed-region>
        <text:changed-region xml:id="ct59534928" text:id="ct59534928">
          <text:deletion>
            <office:change-info>
              <dc:creator>Denis Kotlar</dc:creator>
              <dc:date>2016-12-20T09:42:00</dc:date>
            </office:change-info>
            <text:p text:style-name="P2">IN</text:p>
          </text:deletion>
        </text:changed-region>
        <text:changed-region xml:id="ct62766992" text:id="ct62766992">
          <text:deletion>
            <office:change-info>
              <dc:creator>Denis Kotlar</dc:creator>
              <dc:date>2016-12-20T09:42:00</dc:date>
            </office:change-info>
            <text:p text:style-name="P2">AUX|</text:p>
          </text:deletion>
        </text:changed-region>
        <text:changed-region xml:id="ct56349808" text:id="ct56349808">
          <text:deletion>
            <office:change-info>
              <dc:creator>Denis Kotlar</dc:creator>
              <dc:date>2016-12-20T09:42:00</dc:date>
            </office:change-info>
            <text:p text:style-name="P2">M</text:p>
          </text:deletion>
        </text:changed-region>
        <text:changed-region xml:id="ct57241920" text:id="ct57241920">
          <text:insertion>
            <office:change-info>
              <dc:creator>Denis Kotlar</dc:creator>
              <dc:date>2016-12-20T09:42:00</dc:date>
            </office:change-info>
          </text:insertion>
        </text:changed-region>
        <text:changed-region xml:id="ct58622992" text:id="ct58622992">
          <text:deletion>
            <office:change-info>
              <dc:creator>Denis Kotlar</dc:creator>
              <dc:date>2016-12-20T09:42:00</dc:date>
            </office:change-info>
            <text:p text:style-name="P2">IN</text:p>
          </text:deletion>
        </text:changed-region>
        <text:changed-region xml:id="ct58020960" text:id="ct58020960">
          <text:deletion>
            <office:change-info>
              <dc:creator>Denis Kotlar</dc:creator>
              <dc:date>2016-12-20T09:42:00</dc:date>
            </office:change-info>
            <text:p text:style-name="cmd_5f_code">MAIN</text:p>
          </text:deletion>
        </text:changed-region>
        <text:changed-region xml:id="ct58793488" text:id="ct58793488">
          <text:insertion>
            <office:change-info>
              <dc:creator>Denis Kotlar</dc:creator>
              <dc:date>2016-12-20T09:42:00</dc:date>
            </office:change-info>
          </text:insertion>
        </text:changed-region>
        <text:changed-region xml:id="ct60856960" text:id="ct60856960">
          <text:deletion>
            <office:change-info>
              <dc:creator>Denis Kotlar</dc:creator>
              <dc:date>2017-11-23T11:42:06</dc:date>
            </office:change-info>
            <text:p text:style-name="cmd_5f_code">-241,"Option not installed"</text:p>
          </text:deletion>
        </text:changed-region>
        <text:changed-region xml:id="ct62792624" text:id="ct62792624">
          <text:insertion>
            <office:change-info>
              <dc:creator>Denis Kotlar</dc:creator>
              <dc:date>2017-11-23T11:42:06</dc:date>
            </office:change-info>
          </text:insertion>
        </text:changed-region>
        <text:changed-region xml:id="ct56358096" text:id="ct56358096">
          <text:insertion>
            <office:change-info>
              <dc:creator>Denis Kotlar</dc:creator>
              <dc:date>2016-12-15T10:36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."/>
      </text:sequence-decls>
      <text:list xml:id="list923861280" text:style-name="Outline">
        <text:list-item>
          <text:list>
            <text:list-item>
              <text:h text:style-name="P9" text:outline-level="2"><text:bookmark text:name="_measure"/>MEASure</text:h>
            </text:list-item>
          </text:list>
        </text:list-item>
      </text:list>
      <text:p text:style-name="Standard">Measure commands measure the output voltage, current, power or temperature. They trigger the acquisition of new data before returning the reading. <text:span text:style-name="T4">Measurements are performed by digitizing the instantaneous output voltage, current or temperature. </text:span>Output power is calculated as product of measured voltage and current. <text:span text:style-name="T5">Keyword [:DC] is optional since all measurement are by default of the DC level of the signal.</text:span></text:p>
      <text:p text:style-name="Standard"/>
      <table:table table:name="Table72" table:style-name="Table72">
        <table:table-column table:style-name="Table72.A"/>
        <table:table-column table:style-name="Table72.B"/>
        <table:table-row>
          <table:table-cell table:style-name="Table72.A1" office:value-type="string">
            <text:p text:style-name="table_5f_header">SCPI command</text:p>
          </table:table-cell>
          <table:table-cell table:style-name="Table72.A1" office:value-type="string">
            <text:p text:style-name="table_5f_header">Description</text:p>
          </table:table-cell>
        </table:table-row>
        <table:table-row>
          <table:table-cell table:style-name="Table72.A2" office:value-type="string">
            <text:p text:style-name="scpi0">MEASure</text:p>
          </table:table-cell>
          <table:table-cell table:style-name="Table72.A2" office:value-type="string">
            <text:p text:style-name="Standard"/>
          </table:table-cell>
        </table:table-row>
        <table:table-row>
          <table:table-cell table:style-name="Table72.A2" office:value-type="string">
            <text:p text:style-name="scpi1">[:SCALar]</text:p>
          </table:table-cell>
          <table:table-cell table:style-name="Table72.A2" office:value-type="string">
            <text:p text:style-name="Standard"/>
          </table:table-cell>
        </table:table-row>
        <table:table-row>
          <table:table-cell table:style-name="Table72.A2" office:value-type="string">
            <text:p text:style-name="scpi2">:CURRent</text:p>
          </table:table-cell>
          <table:table-cell table:style-name="Table72.A2" office:value-type="string">
            <text:p text:style-name="Standard"/>
          </table:table-cell>
        </table:table-row>
        <table:table-row>
          <table:table-cell table:style-name="Table72.A2" office:value-type="string">
            <text:p text:style-name="scpi3"><text:a xlink:type="simple" xlink:href="#meas_curr" text:style-name="Internet_20_link" text:visited-style-name="Visited_20_Internet_20_Link">[:DC]? [&lt;channel&gt;]</text:a></text:p>
          </table:table-cell>
          <table:table-cell table:style-name="Table72.A2" office:value-type="string">
            <text:p text:style-name="Standard">Takes a measurement; returns the average current</text:p>
          </table:table-cell>
        </table:table-row>
        <table:table-row>
          <table:table-cell table:style-name="Table72.A2" office:value-type="string">
            <text:p text:style-name="scpi2">:POWer</text:p>
          </table:table-cell>
          <table:table-cell table:style-name="Table72.A2" office:value-type="string">
            <text:p text:style-name="Standard"/>
          </table:table-cell>
        </table:table-row>
        <table:table-row>
          <table:table-cell table:style-name="Table72.A2" office:value-type="string">
            <text:p text:style-name="scpi3"><text:a xlink:type="simple" xlink:href="#meas_pow" text:style-name="Internet_20_link" text:visited-style-name="Visited_20_Internet_20_Link">[:DC]? [&lt;channel&gt;]</text:a></text:p>
          </table:table-cell>
          <table:table-cell table:style-name="Table72.A2" office:value-type="string">
            <text:p text:style-name="Standard">Takes a measurement; returns the average power</text:p>
          </table:table-cell>
        </table:table-row>
        <table:table-row>
          <table:table-cell table:style-name="Table72.A2" office:value-type="string">
            <text:p text:style-name="scpi2">:TEMPerature</text:p>
          </table:table-cell>
          <table:table-cell table:style-name="Table72.A2" office:value-type="string">
            <text:p text:style-name="Standard"/>
          </table:table-cell>
        </table:table-row>
        <table:table-row>
          <table:table-cell table:style-name="Table72.A2" office:value-type="string">
            <text:p text:style-name="scpi3"><text:a xlink:type="simple" xlink:href="#meas_temp" text:style-name="Internet_20_link" text:visited-style-name="Visited_20_Internet_20_Link">[:DC]? {&lt;sensor&gt;}</text:a></text:p>
          </table:table-cell>
          <table:table-cell table:style-name="Table72.A2" office:value-type="string">
            <text:p text:style-name="Standard">Takes a measurement; returns the average temperature</text:p>
          </table:table-cell>
        </table:table-row>
        <table:table-row>
          <table:table-cell table:style-name="Table72.A2" office:value-type="string">
            <text:p text:style-name="scpi2">[:VOLTage]</text:p>
          </table:table-cell>
          <table:table-cell table:style-name="Table72.A2" office:value-type="string">
            <text:p text:style-name="Standard"/>
          </table:table-cell>
        </table:table-row>
        <table:table-row>
          <table:table-cell table:style-name="Table72.A2" office:value-type="string">
            <text:p text:style-name="scpi3"><text:a xlink:type="simple" xlink:href="#meas_volt" text:style-name="Internet_20_link" text:visited-style-name="Visited_20_Internet_20_Link">[:DC]? [&lt;channel&gt;]</text:a></text:p>
          </table:table-cell>
          <table:table-cell table:style-name="Table72.A2" office:value-type="string">
            <text:p text:style-name="Standard">Takes a measurement; returns the average voltage</text:p>
          </table:table-cell>
        </table:table-row>
      </table:table>
      <text:p text:style-name="Standard"/>
      <text:list xml:id="list114213232831411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 text:name="meas_curr"/>MEASure[:SCALar]:CURRent[:DC]</text:h>
                </text:list-item>
              </text:list>
            </text:list-item>
          </text:list>
        </text:list-item>
      </text:list>
      <table:table table:name="Table73" table:style-name="Table73">
        <table:table-column table:style-name="Table73.A"/>
        <table:table-column table:style-name="Table73.B" table:number-columns-repeated="4"/>
        <table:table-row>
          <table:table-cell table:style-name="Table73.A1" office:value-type="string">
            <text:p text:style-name="P4">Syntax</text:p>
          </table:table-cell>
          <table:table-cell table:style-name="Table73.A1" table:number-columns-spanned="4" office:value-type="string">
            <text:p text:style-name="cmd_5f_root">MEASure[:SCALar]:CURRent[:DC]? [&lt;channel&gt;]</text:p>
          </table:table-cell>
          <table:covered-table-cell/>
          <table:covered-table-cell/>
          <table:covered-table-cell/>
        </table:table-row>
        <table:table-row>
          <table:table-cell table:style-name="Table73.A1" office:value-type="string">
            <text:p text:style-name="P4">Description</text:p>
          </table:table-cell>
          <table:table-cell table:style-name="Table73.A1" table:number-columns-spanned="4" office:value-type="string">
            <text:p text:style-name="P5">Query the current measured across the current sense resistor inside the PSU.</text:p>
          </table:table-cell>
          <table:covered-table-cell/>
          <table:covered-table-cell/>
          <table:covered-table-cell/>
        </table:table-row>
        <table:table-row>
          <table:table-cell table:style-name="Table73.A1" table:number-rows-spanned="2" office:value-type="string">
            <text:p text:style-name="P4">Parameters</text:p>
          </table:table-cell>
          <table:table-cell table:style-name="Table73.B3" office:value-type="string">
            <text:p text:style-name="P6">Name</text:p>
          </table:table-cell>
          <table:table-cell table:style-name="Table73.B3" office:value-type="string">
            <text:p text:style-name="P6">Type</text:p>
          </table:table-cell>
          <table:table-cell table:style-name="Table73.B3" office:value-type="string">
            <text:p text:style-name="P6">Range</text:p>
          </table:table-cell>
          <table:table-cell table:style-name="Table73.B3" office:value-type="string">
            <text:p text:style-name="P6">Default</text:p>
          </table:table-cell>
        </table:table-row>
        <table:table-row>
          <table:covered-table-cell/>
          <table:table-cell table:style-name="Table73.A1" office:value-type="string">
            <text:p text:style-name="Standard">&lt;channel&gt;</text:p>
          </table:table-cell>
          <table:table-cell table:style-name="Table73.A1" office:value-type="string">
            <text:p text:style-name="P2">Discrete</text:p>
          </table:table-cell>
          <table:table-cell table:style-name="Table73.A1" office:value-type="string">
            <text:p text:style-name="P2">CH1|CH2</text:p>
          </table:table-cell>
          <table:table-cell table:style-name="Table73.A1" office:value-type="string">
            <text:p text:style-name="P2">–</text:p>
          </table:table-cell>
        </table:table-row>
        <table:table-row>
          <table:table-cell table:style-name="Table73.A1" office:value-type="string">
            <text:p text:style-name="P8">Return</text:p>
          </table:table-cell>
          <table:table-cell table:style-name="Table73.A1" table:number-columns-spanned="4" office:value-type="string">
            <text:p text:style-name="P5">Returns the average output current in amperes as decimal number (NR2).</text:p>
          </table:table-cell>
          <table:covered-table-cell/>
          <table:covered-table-cell/>
          <table:covered-table-cell/>
        </table:table-row>
        <table:table-row>
          <table:table-cell table:style-name="Table73.A1" office:value-type="string">
            <text:p text:style-name="P7"><text:span text:style-name="T1">Usage</text:span><text:span text:style-name="T2"> </text:span><text:span text:style-name="T1">example</text:span></text:p>
          </table:table-cell>
          <table:table-cell table:style-name="Table73.A1" table:number-columns-spanned="4" office:value-type="string">
            <text:p text:style-name="Standard">Measure current on the currently selected channel (CH1) and CH2:</text:p>
            <text:p text:style-name="cmd_5f_code_20_Start">MEAS:CURR?;:MEAS:CURR? CH2</text:p>
            <text:p text:style-name="cmd_5f_code_20_Start">1.23;0.12</text:p>
          </table:table-cell>
          <table:covered-table-cell/>
          <table:covered-table-cell/>
          <table:covered-table-cell/>
        </table:table-row>
        <table:table-row>
          <table:table-cell table:style-name="Table73.A1" office:value-type="string">
            <text:p text:style-name="P7">Related Commands</text:p>
          </table:table-cell>
          <table:table-cell table:style-name="Table73.A1" table:number-columns-spanned="4" office:value-type="string">
            <text:p text:style-name="P5">INSTrument:COUPle:TRACking</text:p>
          </table:table-cell>
          <table:covered-table-cell/>
          <table:covered-table-cell/>
          <table:covered-table-cell/>
        </table:table-row>
      </table:table>
      <text:list xml:id="list114213652418016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 text:name="meas_pow"/>MEASure[:SCALar]:POWer[:DC]</text:h>
                </text:list-item>
              </text:list>
            </text:list-item>
          </text:list>
        </text:list-item>
      </text:list>
      <table:table table:name="Table75" table:style-name="Table75">
        <table:table-column table:style-name="Table75.A"/>
        <table:table-column table:style-name="Table75.B" table:number-columns-repeated="4"/>
        <table:table-row>
          <table:table-cell table:style-name="Table75.A1" office:value-type="string">
            <text:p text:style-name="P4">Syntax</text:p>
          </table:table-cell>
          <table:table-cell table:style-name="Table75.A1" table:number-columns-spanned="4" office:value-type="string">
            <text:p text:style-name="cmd_5f_root">MEASure[:SCALar]:POWer[:DC]? [&lt;channel&gt;]</text:p>
          </table:table-cell>
          <table:covered-table-cell/>
          <table:covered-table-cell/>
          <table:covered-table-cell/>
        </table:table-row>
        <table:table-row>
          <table:table-cell table:style-name="Table75.A1" office:value-type="string">
            <text:p text:style-name="P4">Description</text:p>
          </table:table-cell>
          <table:table-cell table:style-name="Table75.A1" table:number-columns-spanned="4" office:value-type="string">
            <text:p text:style-name="P5">Query the output power calculated as product of measured voltage and current value.</text:p>
          </table:table-cell>
          <table:covered-table-cell/>
          <table:covered-table-cell/>
          <table:covered-table-cell/>
        </table:table-row>
        <table:table-row>
          <table:table-cell table:style-name="Table75.A1" table:number-rows-spanned="2" office:value-type="string">
            <text:p text:style-name="P4">Parameters</text:p>
          </table:table-cell>
          <table:table-cell table:style-name="Table75.B3" office:value-type="string">
            <text:p text:style-name="P6">Name</text:p>
          </table:table-cell>
          <table:table-cell table:style-name="Table75.B3" office:value-type="string">
            <text:p text:style-name="P6">Type</text:p>
          </table:table-cell>
          <table:table-cell table:style-name="Table75.B3" office:value-type="string">
            <text:p text:style-name="P6">Range</text:p>
          </table:table-cell>
          <table:table-cell table:style-name="Table75.B3" office:value-type="string">
            <text:p text:style-name="P6">Default</text:p>
          </table:table-cell>
        </table:table-row>
        <table:table-row>
          <table:covered-table-cell/>
          <table:table-cell table:style-name="Table75.A1" office:value-type="string">
            <text:p text:style-name="Standard">&lt;channel&gt;</text:p>
          </table:table-cell>
          <table:table-cell table:style-name="Table75.A1" office:value-type="string">
            <text:p text:style-name="P2">Discrete</text:p>
          </table:table-cell>
          <table:table-cell table:style-name="Table75.A1" office:value-type="string">
            <text:p text:style-name="P2">CH1|CH2</text:p>
          </table:table-cell>
          <table:table-cell table:style-name="Table75.A1" office:value-type="string">
            <text:p text:style-name="P2">n/a</text:p>
          </table:table-cell>
        </table:table-row>
        <table:table-row>
          <table:table-cell table:style-name="Table75.A1" office:value-type="string">
            <text:p text:style-name="P8">Return</text:p>
          </table:table-cell>
          <table:table-cell table:style-name="Table75.A1" table:number-columns-spanned="4" office:value-type="string">
            <text:p text:style-name="P5">Returns the average output power in watts as decimal number (NR2).</text:p>
          </table:table-cell>
          <table:covered-table-cell/>
          <table:covered-table-cell/>
          <table:covered-table-cell/>
        </table:table-row>
        <table:table-row>
          <table:table-cell table:style-name="Table75.A1" office:value-type="string">
            <text:p text:style-name="P7"><text:span text:style-name="T1">Usage</text:span><text:span text:style-name="T2"> </text:span><text:span text:style-name="T1">example</text:span></text:p>
          </table:table-cell>
          <table:table-cell table:style-name="Table75.A1" table:number-columns-spanned="4" office:value-type="string">
            <text:p text:style-name="cmd_5f_code">MEAS:POW? CH2</text:p>
            <text:p text:style-name="cmd_5f_code_20_Start">80.44</text:p>
          </table:table-cell>
          <table:covered-table-cell/>
          <table:covered-table-cell/>
          <table:covered-table-cell/>
        </table:table-row>
        <table:table-row>
          <table:table-cell table:style-name="Table75.A1" office:value-type="string">
            <text:p text:style-name="P7">Related Commands</text:p>
          </table:table-cell>
          <table:table-cell table:style-name="Table75.A1" table:number-columns-spanned="4" office:value-type="string">
            <text:p text:style-name="P5"/>
          </table:table-cell>
          <table:covered-table-cell/>
          <table:covered-table-cell/>
          <table:covered-table-cell/>
        </table:table-row>
      </table:table>
      <text:list xml:id="list114215193644354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 text:name="meas_temp"/>MEASure[:SCALar]:TEMPerature[:THERmistor][:DC]</text:h>
                </text:list-item>
              </text:list>
            </text:list-item>
          </text:list>
        </text:list-item>
      </text:list>
      <table:table table:name="Table122" table:style-name="Table122">
        <table:table-column table:style-name="Table122.A"/>
        <table:table-column table:style-name="Table122.B"/>
        <table:table-column table:style-name="Table122.C"/>
        <table:table-column table:style-name="Table122.D"/>
        <table:table-column table:style-name="Table122.E"/>
        <table:table-row>
          <table:table-cell table:style-name="Table122.A1" office:value-type="string">
            <text:p text:style-name="P4">Syntax</text:p>
          </table:table-cell>
          <table:table-cell table:style-name="Table122.A1" table:number-columns-spanned="4" office:value-type="string">
            <text:p text:style-name="cmd_5f_root">MEASure[:SCALar]:TEMPerature[:THERmistor][:DC]? {&lt;sensor&gt;}</text:p>
          </table:table-cell>
          <table:covered-table-cell/>
          <table:covered-table-cell/>
          <table:covered-table-cell/>
        </table:table-row>
        <text:soft-page-break/>
        <table:table-row>
          <table:table-cell table:style-name="Table122.A1" office:value-type="string">
            <text:p text:style-name="P4">Description</text:p>
          </table:table-cell>
          <table:table-cell table:style-name="Table122.A1" table:number-columns-spanned="4" office:value-type="string">
            <text:p text:style-name="Standard">Query the temperature measured using the specified temperature sensors as follows:<text:change-start text:change-id="ct63624720"/></text:p>
            <text:list xml:id="list114214218918786" text:continue-list="list3554181457" text:style-name="List_20_1">
              <text:list-item>
                <text:p text:style-name="List_20_1_20_Start"><text:change-end text:change-id="ct63624720"/><text:change text:change-id="ct55860144"/>AUX – auxiliary temperature sensor connected to Arduino Shield board (can be used to monitor e.g. “ambient” or chassis temperature)</text:p>
              </text:list-item>
              <text:list-item>
                <text:p text:style-name="List_20_1">CH1, CH2 <text:s/>– temperature sensor connected to channel power board used to regulate fan speed (if installed)</text:p>
              </text:list-item>
              <text:list-item>
                <text:p text:style-name="List_20_1_20_End">BATT – isolated V/F (Voltage-to-frequency converter) temperature sensor connected to Arduino Shield board (can be used to monitor e.g. connected battery temperature during the charging cycle)</text:p>
              </text:list-item>
            </text:list>
            <text:p text:style-name="Standard">All installed sensors are periodically tested. When sensor does not passed the test, programmed output current is automatically limited to value defined with <text:span text:style-name="backtick">ERR_MAX_CURRENT</text:span> constant (<text:span text:style-name="backtick">conf_advanced.h</text:span>). If load that draws more current then <text:span text:style-name="backtick">ERR_MAX_CURRENT</text:span> value output current will be set to zero.</text:p>
            <text:p text:style-name="Standard"/>
            <text:p text:style-name="note"><text:change text:change-id="ct56458064"/>BATT sensor<text:change text:change-id="ct61815264"/> <text:change text:change-id="ct65034192"/><text:change-start text:change-id="ct55888896"/>support <text:change-end text:change-id="ct55888896"/><text:change-start text:change-id="ct58805152"/>is<text:change-end text:change-id="ct58805152"/> <text:change text:change-id="ct59918128"/>not <text:change text:change-id="ct55971536"/><text:change text:change-id="ct59019600"/><text:change text:change-id="ct58804512"/><text:change-start text:change-id="ct58612064"/>implemented yet.<text:change-end text:change-id="ct58612064"/></text:p>
          </table:table-cell>
          <table:covered-table-cell/>
          <table:covered-table-cell/>
          <table:covered-table-cell/>
        </table:table-row>
        <table:table-row>
          <table:table-cell table:style-name="Table122.A1" office:value-type="string">
            <text:p text:style-name="P4">Return</text:p>
          </table:table-cell>
          <table:table-cell table:style-name="Table122.A1" table:number-columns-spanned="4" office:value-type="string">
            <text:p text:style-name="Standard">Returns the average temperature value in degrees Celsius (<text:span text:style-name="T3">o</text:span>C) as decimal number (NR2). If self-test detect selected temperature sensor failure or sensor is not installed a -240 or -241 error will be generated. </text:p>
          </table:table-cell>
          <table:covered-table-cell/>
          <table:covered-table-cell/>
          <table:covered-table-cell/>
        </table:table-row>
        <table:table-row>
          <table:table-cell table:style-name="Table122.A1" table:number-rows-spanned="2" office:value-type="string">
            <text:p text:style-name="P4">Parameters</text:p>
          </table:table-cell>
          <table:table-cell table:style-name="Table122.B4" office:value-type="string">
            <text:p text:style-name="P6">Name</text:p>
          </table:table-cell>
          <table:table-cell table:style-name="Table122.B4" office:value-type="string">
            <text:p text:style-name="P6">Type</text:p>
          </table:table-cell>
          <table:table-cell table:style-name="Table122.B4" office:value-type="string">
            <text:p text:style-name="P6">Range</text:p>
          </table:table-cell>
          <table:table-cell table:style-name="Table122.B4" office:value-type="string">
            <text:p text:style-name="P6">Default</text:p>
          </table:table-cell>
        </table:table-row>
        <table:table-row>
          <table:covered-table-cell/>
          <table:table-cell table:style-name="Table122.A1" office:value-type="string">
            <text:p text:style-name="Standard">&lt;sensor&gt;</text:p>
          </table:table-cell>
          <table:table-cell table:style-name="Table122.A1" office:value-type="string">
            <text:p text:style-name="P2">Discrete</text:p>
          </table:table-cell>
          <table:table-cell table:style-name="Table122.A1" office:value-type="string">
            <text:p text:style-name="P2">{[<text:change text:change-id="ct58834192"/>A<text:change-start text:change-id="ct56507216"/>UX<text:change-end text:change-id="ct56507216"/><text:change text:change-id="ct59534928"/>]|<text:change text:change-id="ct62766992"/>CH1|CH2|BATT}</text:p>
          </table:table-cell>
          <table:table-cell table:style-name="Table122.A1" office:value-type="string">
            <text:p text:style-name="P2"><text:change text:change-id="ct56349808"/>A<text:change-start text:change-id="ct57241920"/>UX<text:change-end text:change-id="ct57241920"/><text:change text:change-id="ct58622992"/></text:p>
          </table:table-cell>
        </table:table-row>
        <table:table-row>
          <table:table-cell table:style-name="Table122.A1" office:value-type="string">
            <text:p text:style-name="P7"><text:span text:style-name="T1">Usage</text:span><text:span text:style-name="T2"> </text:span><text:span text:style-name="T1">example</text:span></text:p>
          </table:table-cell>
          <table:table-cell table:style-name="Table122.A1" table:number-columns-spanned="4" office:value-type="string">
            <text:p text:style-name="cmd_5f_code">MEAS:TEMP? <text:change text:change-id="ct58020960"/><text:change-start text:change-id="ct58793488"/>AUX<text:change-end text:change-id="ct58793488"/></text:p>
            <text:p text:style-name="cmd_5f_code_20_Start">39.50</text:p>
          </table:table-cell>
          <table:covered-table-cell/>
          <table:covered-table-cell/>
          <table:covered-table-cell/>
        </table:table-row>
        <table:table-row>
          <table:table-cell table:style-name="Table122.A1" office:value-type="string">
            <text:p text:style-name="P7">Errors</text:p>
          </table:table-cell>
          <table:table-cell table:style-name="Table122.A1" table:number-columns-spanned="4" office:value-type="string">
            <text:p text:style-name="cmd_5f_code">-240,"Hardware error"</text:p>
            <text:p text:style-name="P10"><text:change text:change-id="ct60856960"/><text:change-start text:change-id="ct62792624"/>-<text:span text:style-name="T6">241</text:span>,"<text:span text:style-name="T6">Hardware missing</text:span><text:span text:style-name="T7">"</text:span><text:change-end text:change-id="ct62792624"/></text:p>
          </table:table-cell>
          <table:covered-table-cell/>
          <table:covered-table-cell/>
          <table:covered-table-cell/>
        </table:table-row>
        <table:table-row>
          <table:table-cell table:style-name="Table122.A1" office:value-type="string">
            <text:p text:style-name="P7">Related Commands</text:p>
          </table:table-cell>
          <table:table-cell table:style-name="Table122.A1" table:number-columns-spanned="4" office:value-type="string">
            <text:p text:style-name="P4">DIAGnostic[:INFOrmation]:FAN?</text:p>
            <text:p text:style-name="P4">SYSTem:CPU:OPTion?</text:p>
            <text:p text:style-name="P4">SYSTem:TEMPerature:PROTection[:HIGH][:LEVel]</text:p>
            <text:p text:style-name="P4">SYSTem:TEMPerature:PROTection[:HIGH]:DELay[:TIME]</text:p>
            <text:p text:style-name="P4">SYSTem:TEMPerature:PROTection[:HIGH]:STATe</text:p>
            <text:p text:style-name="P4">SYSTem:TEMPerature:PROTection[:HIGH]:TRIPped?</text:p>
          </table:table-cell>
          <table:covered-table-cell/>
          <table:covered-table-cell/>
          <table:covered-table-cell/>
        </table:table-row>
      </table:table>
      <text:list xml:id="list114213684153263" text:continue-list="list114215193644354" text:style-name="Outline">
        <text:list-item>
          <text:list>
            <text:list-item>
              <text:list>
                <text:list-item>
                  <text:h text:style-name="Heading_20_3" text:outline-level="3"><text:bookmark text:name="meas_volt"/>MEASure[:SCALar][:VOLTage][:DC]</text:h>
                </text:list-item>
              </text:list>
            </text:list-item>
          </text:list>
        </text:list-item>
      </text:list>
      <table:table table:name="Table74" table:style-name="Table74">
        <table:table-column table:style-name="Table74.A"/>
        <table:table-column table:style-name="Table74.B" table:number-columns-repeated="4"/>
        <table:table-row>
          <table:table-cell table:style-name="Table74.A1" office:value-type="string">
            <text:p text:style-name="P4">Syntax</text:p>
          </table:table-cell>
          <table:table-cell table:style-name="Table74.A1" table:number-columns-spanned="4" office:value-type="string">
            <text:p text:style-name="cmd_5f_root">MEASure[:SCALar][:VOLTage][:DC]? [&lt;channel&gt;]</text:p>
          </table:table-cell>
          <table:covered-table-cell/>
          <table:covered-table-cell/>
          <table:covered-table-cell/>
        </table:table-row>
        <table:table-row>
          <table:table-cell table:style-name="Table74.A1" office:value-type="string">
            <text:p text:style-name="P4">Description</text:p>
          </table:table-cell>
          <table:table-cell table:style-name="Table74.A1" table:number-columns-spanned="4" office:value-type="string">
            <text:p text:style-name="Standard">Query the voltage measured at the sense terminals of the selected channel.</text:p>
          </table:table-cell>
          <table:covered-table-cell/>
          <table:covered-table-cell/>
          <table:covered-table-cell/>
        </table:table-row>
        <table:table-row>
          <table:table-cell table:style-name="Table74.A1" table:number-rows-spanned="2" office:value-type="string">
            <text:p text:style-name="P4">Parameters</text:p>
          </table:table-cell>
          <table:table-cell table:style-name="Table74.B3" office:value-type="string">
            <text:p text:style-name="P6">Name</text:p>
          </table:table-cell>
          <table:table-cell table:style-name="Table74.B3" office:value-type="string">
            <text:p text:style-name="P6">Type</text:p>
          </table:table-cell>
          <table:table-cell table:style-name="Table74.B3" office:value-type="string">
            <text:p text:style-name="P6">Range</text:p>
          </table:table-cell>
          <table:table-cell table:style-name="Table74.B3" office:value-type="string">
            <text:p text:style-name="P6">Default</text:p>
          </table:table-cell>
        </table:table-row>
        <table:table-row>
          <table:covered-table-cell/>
          <table:table-cell table:style-name="Table74.A1" office:value-type="string">
            <text:p text:style-name="Standard">&lt;channel&gt;</text:p>
          </table:table-cell>
          <table:table-cell table:style-name="Table74.A1" office:value-type="string">
            <text:p text:style-name="P2">Discrete</text:p>
          </table:table-cell>
          <table:table-cell table:style-name="Table74.A1" office:value-type="string">
            <text:p text:style-name="P2">CH1|CH2</text:p>
          </table:table-cell>
          <table:table-cell table:style-name="Table74.A1" office:value-type="string">
            <text:p text:style-name="P2">n/a</text:p>
          </table:table-cell>
        </table:table-row>
        <table:table-row>
          <table:table-cell table:style-name="Table74.A1" office:value-type="string">
            <text:p text:style-name="P8">Return</text:p>
          </table:table-cell>
          <table:table-cell table:style-name="Table74.A1" table:number-columns-spanned="4" office:value-type="string">
            <text:p text:style-name="P5">Returns the average output voltage in volts as decimal number (NR2).</text:p>
          </table:table-cell>
          <table:covered-table-cell/>
          <table:covered-table-cell/>
          <table:covered-table-cell/>
        </table:table-row>
        <table:table-row>
          <table:table-cell table:style-name="Table74.A1" office:value-type="string">
            <text:p text:style-name="P7"><text:span text:style-name="T1">Usage</text:span><text:span text:style-name="T2"> </text:span><text:span text:style-name="T1">example</text:span></text:p>
          </table:table-cell>
          <table:table-cell table:style-name="Table74.A1" table:number-columns-spanned="4" office:value-type="string">
            <text:p text:style-name="cmd_5f_code">MEAS:VOLT? CH1</text:p>
            <text:p text:style-name="cmd_5f_code_5f_single">43.25</text:p>
            <text:p text:style-name="Standard">Query voltage of the channel 2 that is currently selected:</text:p>
            <text:p text:style-name="cmd_5f_code_20_Start">INST CH2</text:p>
            <text:p text:style-name="cmd_5f_code">MEAS?</text:p>
            <text:p text:style-name="cmd_5f_code_20_Start">12.40</text:p>
          </table:table-cell>
          <table:covered-table-cell/>
          <table:covered-table-cell/>
          <table:covered-table-cell/>
        </table:table-row>
        <table:table-row>
          <table:table-cell table:style-name="Table74.A1" office:value-type="string">
            <text:p text:style-name="P7">Related Commands</text:p>
          </table:table-cell>
          <table:table-cell table:style-name="Table74.A1" table:number-columns-spanned="4" office:value-type="string">
            <text:p text:style-name="P5"><text:change-start text:change-id="ct56358096"/>INSTrument:COUPle:TRACking<text:change-end text:change-id="ct56358096"/></text:p>
          </table:table-cell>
          <table:covered-table-cell/>
          <table:covered-table-cell/>
          <table:covered-table-cell/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Arial" svg:font-family="Arial" style:font-family-generic="swiss"/>
    <style:font-face style:name="Bitstream Vera Sans" svg:font-family="'Bitstream Vera Sans'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2pt" fo:language="en" fo:country="US" style:letter-kerning="true" style:font-name-asian="Droid Sans Fallback" style:font-size-asian="12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4.99mm" style:writing-mode="page"/>
      <style:text-properties style:use-window-font-color="true" style:font-name="Arial" fo:font-size="12pt" fo:language="en" fo:country="US" style:letter-kerning="true" style:font-name-asian="Droid Sans Fallback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fo:hyphenation-ladder-count="6" style:page-number="auto"/>
      <style:text-properties fo:font-size="10.5pt" fo:hyphenate="true" fo:hyphenation-remain-char-count="2" fo:hyphenation-push-char-count="2"/>
    </style:style>
    <style:style style:name="Heading" style:family="paragraph" style:parent-style-name="Standard" style:next-style-name="Standard" style:list-style-name="Numbering_20_1" style:class="text" style:master-page-name="">
      <loext:graphic-properties draw:fill="none" draw:fill-color="#cfe7f5"/>
      <style:paragraph-properties fo:margin-top="4.23mm" fo:margin-bottom="2.12mm" loext:contextual-spacing="false" style:page-number="auto" fo:background-color="transparent" style:shadow="none" fo:keep-with-next="always">
        <style:tab-stops/>
      </style:paragraph-properties>
      <style:text-properties style:font-name="Bitstream Vera Sans" fo:font-family="'Bitstream Vera Sans'" style:font-family-generic="swiss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loext:contextual-spacing="false"/>
    </style:style>
    <style:style style:name="List" style:family="paragraph" style:parent-style-name="Standard" style:default-outline-level="" style:list-style-name="List_20_1" style:class="list" style:master-page-name="">
      <style:paragraph-properties fo:margin-left="6mm" fo:margin-right="0mm" fo:margin-top="0mm" fo:margin-bottom="0mm" loext:contextual-spacing="false" fo:text-align="start" style:justify-single-word="false" fo:hyphenation-ladder-count="6" fo:text-indent="-6mm" style:auto-text-indent="false" style:page-number="auto">
        <style:tab-stops/>
      </style:paragraph-properties>
      <style:text-properties style:use-window-font-color="true" style:font-name="Arial" fo:font-family="Arial" style:font-family-generic="swiss" fo:font-size="10.5pt" style:font-name-complex="DejaVu Sans1" style:font-family-complex="'DejaVu Sans'" style:font-family-generic-complex="swiss" fo:hyphenate="false" fo:hyphenation-remain-char-count="2" fo:hyphenation-push-char-count="2"/>
    </style:style>
    <style:style style:name="Caption" style:family="paragraph" style:parent-style-name="Standard" style:class="extra">
      <style:paragraph-properties fo:margin-top="2.12mm" fo:margin-bottom="2.12mm" loext:contextual-spacing="false" fo:text-align="center" style:justify-single-word="false" text:number-lines="false" text:line-number="0"/>
      <style:text-properties style:font-name="Arial" fo:font-family="Arial" style:font-family-generic="swiss" fo:font-size="10pt" fo:font-style="italic" style:font-size-asian="12pt" style:font-style-asian="italic" style:font-name-complex="DejaVu Sans1" style:font-family-complex="'DejaVu Sans'" style:font-family-generic-complex="swiss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name-complex="DejaVu Sans1" style:font-family-complex="'DejaVu Sans'" style:font-family-generic-complex="swiss"/>
    </style:style>
    <style:style style:name="cmd_5f_root" style:display-name="cmd_root" style:family="paragraph" style:parent-style-name="Standard">
      <style:paragraph-properties fo:text-align="start" style:justify-single-word="false"/>
      <style:text-properties fo:color="#0066cc" fo:font-size="10.5pt" fo:font-weight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Standard" style:default-outline-level="1" style:list-style-name="Outline" style:class="text">
      <style:text-properties fo:color="#0066cc" style:font-name="Arial1" fo:font-family="Arial" style:font-style-name="Negreta" style:font-family-generic="swiss" style:font-pitch="variable"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Standard" style:default-outline-level="2" style:list-style-name="Outline" style:class="text">
      <style:paragraph-properties fo:margin-left="7.62mm" fo:margin-right="0mm" fo:margin-top="4.5mm" fo:margin-bottom="2.5mm" loext:contextual-spacing="false" fo:text-indent="-7.62mm" style:auto-text-indent="false">
        <style:tab-stops/>
      </style:paragraph-properties>
      <style:text-properties fo:color="#0066cc" style:font-name="Arial2" fo:font-family="Arial" style:font-style-name="Negreta cursiva" style:font-family-generic="swiss" style:font-pitch="variable" fo:font-size="12pt" fo:font-style="italic" fo:font-weight="bold" style:font-size-asian="14pt" style:font-style-asian="italic" style:font-weight-asian="bold" style:font-size-complex="14pt" style:font-style-complex="italic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md_5f_code" style:display-name="cmd_code" style:family="paragraph" style:parent-style-name="Standard" style:master-page-name="">
      <style:paragraph-properties fo:text-align="start" style:justify-single-word="false" fo:hyphenation-ladder-count="6" style:page-number="auto"/>
      <style:text-properties style:font-name="Courier New" fo:font-family="'Courier New'" style:font-style-name="Normal" style:font-family-generic="modern" style:font-pitch="fixed" fo:font-size="10.5pt" fo:hyphenate="false" fo:hyphenation-remain-char-count="2" fo:hyphenation-push-char-count="2"/>
    </style:style>
    <style:style style:name="Default_5f_ntt" style:display-name="Default_ntt" style:family="paragraph" style:parent-style-name="Standard" style:master-page-name="">
      <style:paragraph-properties fo:hyphenation-ladder-count="6" style:page-number="auto"/>
      <style:text-properties fo:hyphenate="false" fo:hyphenation-remain-char-count="2" fo:hyphenation-push-char-count="2"/>
    </style:style>
    <style:style style:name="List_20_1_20_Start" style:display-name="List 1 Start" style:family="paragraph" style:parent-style-name="List" style:next-style-name="List_20_1" style:class="list">
      <style:paragraph-properties fo:margin-left="10mm" fo:margin-right="1.99mm" fo:margin-top="3mm" fo:margin-bottom="0mm" loext:contextual-spacing="false" fo:text-indent="-6mm" style:auto-text-indent="false">
        <style:tab-stops/>
      </style:paragraph-properties>
    </style:style>
    <style:style style:name="List_20_1" style:display-name="List 1" style:family="paragraph" style:parent-style-name="List" style:class="list">
      <style:paragraph-properties fo:margin-left="10mm" fo:margin-right="1.99mm" fo:margin-top="0mm" fo:margin-bottom="0mm" loext:contextual-spacing="false" fo:text-indent="-6mm" style:auto-text-indent="false">
        <style:tab-stops/>
      </style:paragraph-properties>
    </style:style>
    <style:style style:name="List_20_1_20_End" style:display-name="List 1 End" style:family="paragraph" style:parent-style-name="List" style:next-style-name="Standard" style:class="list">
      <style:paragraph-properties fo:margin-left="10mm" fo:margin-right="1.99mm" fo:margin-top="0mm" fo:margin-bottom="3mm" loext:contextual-spacing="false" fo:text-indent="-6mm" style:auto-text-indent="false">
        <style:tab-stops/>
      </style:paragraph-properties>
      <style:text-properties fo:font-size="10.5pt"/>
    </style:style>
    <style:style style:name="table_5f_header" style:display-name="table_header" style:family="paragraph" style:parent-style-name="Standard">
      <style:paragraph-properties fo:text-align="center" style:justify-single-word="false">
        <style:tab-stops/>
      </style:paragraph-properties>
      <style:text-properties fo:font-size="10.5pt" fo:font-weight="norm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Foot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Heading_20_3" style:display-name="Heading 3" style:family="paragraph" style:parent-style-name="Heading" style:next-style-name="Standard" style:default-outline-level="3" style:list-style-name="Outline" style:class="text">
      <style:paragraph-properties fo:margin-left="7.62mm" fo:margin-right="0mm" fo:margin-top="4.5mm" fo:margin-bottom="2.5mm" loext:contextual-spacing="false" fo:text-indent="-7.62mm" style:auto-text-indent="false">
        <style:tab-stops/>
      </style:paragraph-properties>
      <style:text-properties fo:color="#0066cc" style:font-name="Arial1" fo:font-family="Arial" style:font-style-name="Negreta" style:font-family-generic="swiss" style:font-pitch="variable" fo:font-size="11pt" fo:font-weight="bold" style:font-size-asian="14pt" style:font-weight-asian="bold" style:font-size-complex="14pt" style:font-weight-complex="bold"/>
    </style:style>
    <style:style style:name="Header_20_right" style:display-name="Header right" style:family="paragraph" style:parent-style-name="Header" style:class="extra">
      <style:paragraph-properties fo:text-align="end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Header_20_left" style:display-name="Header left" style:family="paragraph" style:parent-style-name="Header" style:class="extra">
      <style:paragraph-properties fo:text-align="start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Heading_20_4" style:display-name="Heading 4" style:family="paragraph" style:parent-style-name="Heading" style:next-style-name="Standard" style:default-outline-level="4" style:list-style-name="Outline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md_5f_code_5f_single" style:display-name="cmd_code_single" style:family="paragraph" style:parent-style-name="cmd_5f_code" style:master-page-name="">
      <style:paragraph-properties fo:margin-top="1.99mm" fo:margin-bottom="1.99mm" loext:contextual-spacing="false" style:page-number="auto"/>
    </style:style>
    <style:style style:name="note" style:family="paragraph" style:parent-style-name="Standard">
      <style:paragraph-properties fo:text-align="justify" style:justify-single-word="false"/>
      <style:text-properties fo:font-size="10.5pt" fo:font-style="italic"/>
    </style:style>
    <style:style style:name="Title" style:family="paragraph" style:parent-style-name="Heading" style:next-style-name="Subtitle" style:list-style-name="" style:class="chapter">
      <style:paragraph-properties fo:text-align="center" style:justify-single-word="false"/>
      <style:text-properties style:font-name="Arial Black" fo:font-family="'Arial Black'" style:font-style-name="Bold" style:font-pitch="variable" fo:font-size="22pt" fo:font-weight="normal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c-license" style:family="paragraph" style:parent-style-name="Standard">
      <style:text-properties fo:font-size="8pt"/>
    </style:style>
    <style:style style:name="Illustration" style:family="paragraph" style:parent-style-name="Caption" style:class="extra"/>
    <style:style style:name="Fig." style:family="paragraph" style:parent-style-name="Caption">
      <style:paragraph-properties fo:margin-top="4.99mm" fo:margin-bottom="2.12mm" loext:contextual-spacing="false" fo:text-align="center" style:justify-single-word="false"/>
      <style:text-properties fo:font-size="10pt" style:font-weight-complex="normal"/>
    </style:style>
    <style:style style:name="Preformatted_20_Text" style:display-name="Preformatted Text" style:family="paragraph" style:parent-style-name="Standard" style:class="html">
      <style:paragraph-properties fo:margin-top="0mm" fo:margin-bottom="0mm" loext:contextual-spacing="false"/>
      <style:text-properties style:font-name="DejaVu Sans Mono" fo:font-family="'DejaVu Sans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Frame_20_contents" style:display-name="Frame contents" style:family="paragraph" style:parent-style-name="Text_20_body" style:class="extra"/>
    <style:style style:name="scpi0" style:family="paragraph" style:parent-style-name="Standard" style:master-page-name="">
      <style:paragraph-properties fo:text-align="start" style:justify-single-word="false" fo:hyphenation-ladder-count="6" style:page-number="auto"/>
      <style:text-properties fo:hyphenate="false" fo:hyphenation-remain-char-count="2" fo:hyphenation-push-char-count="2"/>
    </style:style>
    <style:style style:name="scpi1" style:family="paragraph" style:parent-style-name="scpi0" style:master-page-name="">
      <style:paragraph-properties fo:margin-left="4.99mm" fo:margin-right="0mm" fo:margin-top="0mm" fo:margin-bottom="0mm" loext:contextual-spacing="false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2" style:family="paragraph" style:parent-style-name="scpi0" style:master-page-name="">
      <style:paragraph-properties fo:margin-left="10mm" fo:margin-right="0mm" fo:margin-top="0mm" fo:margin-bottom="0mm" loext:contextual-spacing="false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3" style:family="paragraph" style:parent-style-name="scpi0" style:master-page-name="">
      <style:paragraph-properties fo:margin-left="14.99mm" fo:margin-right="0mm" fo:margin-top="0mm" fo:margin-bottom="0mm" loext:contextual-spacing="false" fo:text-indent="0mm" style:auto-text-indent="false" style:page-number="auto"/>
    </style:style>
    <style:style style:name="Numbering_20_1_20_Start" style:display-name="Numbering 1 Start" style:family="paragraph" style:parent-style-name="List" style:class="list">
      <style:paragraph-properties fo:margin-left="6.35mm" fo:margin-right="0mm" fo:margin-top="4.23mm" fo:margin-bottom="2.12mm" loext:contextual-spacing="false" fo:text-indent="-6.35mm" style:auto-text-indent="false"/>
    </style:style>
    <style:style style:name="Numbering_20_1" style:display-name="Numbering 1" style:family="paragraph" style:parent-style-name="List" style:class="list">
      <style:paragraph-properties fo:margin-left="6.35mm" fo:margin-right="0mm" fo:margin-top="0mm" fo:margin-bottom="2.12mm" loext:contextual-spacing="false" fo:text-indent="-6.35mm" style:auto-text-indent="false"/>
    </style:style>
    <style:style style:name="Numbering_20_2" style:display-name="Numbering 2" style:family="paragraph" style:parent-style-name="List" style:class="list">
      <style:paragraph-properties fo:margin-left="12.7mm" fo:margin-right="0mm" fo:margin-top="0mm" fo:margin-bottom="2.12mm" loext:contextual-spacing="false" fo:text-indent="-6.35mm" style:auto-text-indent="false"/>
    </style:style>
    <style:style style:name="Numbering_20_3" style:display-name="Numbering 3" style:family="paragraph" style:parent-style-name="List" style:class="list">
      <style:paragraph-properties fo:margin-left="19.05mm" fo:margin-right="0mm" fo:margin-top="0mm" fo:margin-bottom="2.12mm" loext:contextual-spacing="false" fo:text-indent="-6.35mm" style:auto-text-indent="false"/>
    </style:style>
    <style:style style:name="Numbering_20_4_20_Start" style:display-name="Numbering 4 Start" style:family="paragraph" style:parent-style-name="List" style:class="list">
      <style:paragraph-properties fo:margin-left="25.4mm" fo:margin-right="0mm" fo:margin-top="4.23mm" fo:margin-bottom="2.12mm" loext:contextual-spacing="false" fo:text-indent="-6.35mm" style:auto-text-indent="false"/>
    </style:style>
    <style:style style:name="Numbering_20_4" style:display-name="Numbering 4" style:family="paragraph" style:parent-style-name="List" style:class="list">
      <style:paragraph-properties fo:margin-left="25.4mm" fo:margin-right="0mm" fo:margin-top="0mm" fo:margin-bottom="2.12mm" loext:contextual-spacing="false" fo:text-indent="-6.35mm" style:auto-text-indent="false"/>
    </style:style>
    <style:style style:name="Numbering_20_4_20_End" style:display-name="Numbering 4 End" style:family="paragraph" style:parent-style-name="List" style:class="list">
      <style:paragraph-properties fo:margin-left="25.4mm" fo:margin-right="0mm" fo:margin-top="0mm" fo:margin-bottom="4.23mm" loext:contextual-spacing="false" fo:text-indent="-6.35mm" style:auto-text-indent="false"/>
    </style:style>
    <style:style style:name="Numbering_20_5_20_Start" style:display-name="Numbering 5 Start" style:family="paragraph" style:parent-style-name="List" style:class="list">
      <style:paragraph-properties fo:margin-left="31.75mm" fo:margin-right="0mm" fo:margin-top="4.23mm" fo:margin-bottom="2.12mm" loext:contextual-spacing="false" fo:text-indent="-6.35mm" style:auto-text-indent="false"/>
    </style:style>
    <style:style style:name="Numbering_20_5" style:display-name="Numbering 5" style:family="paragraph" style:parent-style-name="List" style:class="list">
      <style:paragraph-properties fo:margin-left="31.75mm" fo:margin-right="0mm" fo:margin-top="0mm" fo:margin-bottom="2.12mm" loext:contextual-spacing="false" fo:text-indent="-6.35mm" style:auto-text-indent="false"/>
    </style:style>
    <style:style style:name="cmd_5f_code_20_Start" style:display-name="cmd_code Start" style:family="paragraph" style:parent-style-name="cmd_5f_code_5f_single" style:next-style-name="cmd_5f_code" style:master-page-name="">
      <style:paragraph-properties fo:margin-top="1.99mm" fo:margin-bottom="0mm" loext:contextual-spacing="false" fo:hyphenation-ladder-count="6" style:page-number="auto"/>
      <style:text-properties fo:font-size="10.5pt" fo:hyphenate="false" fo:hyphenation-remain-char-count="2" fo:hyphenation-push-char-count="2"/>
    </style:style>
    <style:style style:name="cmd_5f_code_20_End" style:display-name="cmd_code End" style:family="paragraph" style:parent-style-name="cmd_5f_code_20_Start" style:master-page-name="">
      <style:paragraph-properties fo:margin-top="0mm" fo:margin-bottom="1.99mm" loext:contextual-spacing="false" style:page-number="auto"/>
    </style:style>
    <style:style style:name="scpi4" style:family="paragraph" style:parent-style-name="scpi0">
      <style:paragraph-properties fo:margin-left="20mm" fo:margin-right="0mm" fo:margin-top="0mm" fo:margin-bottom="0mm" loext:contextual-spacing="false" fo:text-indent="0mm" style:auto-text-indent="false"/>
    </style:style>
    <style:style style:name="table_5f_body" style:display-name="table_body" style:family="paragraph" style:parent-style-name="Standard" style:auto-update="true">
      <style:text-properties fo:font-size="10.5pt" fo:font-style="italic"/>
    </style:style>
    <style:style style:name="table_5f_body_5f_centered" style:display-name="table_body_centered" style:family="paragraph" style:parent-style-name="table_5f_body">
      <style:paragraph-properties fo:text-align="center" style:justify-single-word="false"/>
      <style:text-properties fo:font-size="10.5pt"/>
    </style:style>
    <style:style style:name="scpi5" style:family="paragraph" style:parent-style-name="Standard">
      <style:paragraph-properties fo:margin-left="24.99mm" fo:margin-right="0mm" fo:margin-top="0mm" fo:margin-bottom="0mm" loext:contextual-spacing="false" fo:text-indent="0mm" style:auto-text-indent="false"/>
    </style:style>
    <style:style style:name="equation" style:family="paragraph" style:parent-style-name="Standard">
      <style:paragraph-properties fo:margin-left="10mm" fo:margin-right="0mm" fo:margin-top="1.99mm" fo:margin-bottom="1.99mm" loext:contextual-spacing="false" fo:text-indent="0mm" style:auto-text-indent="false"/>
      <style:text-properties fo:font-size="10.5pt"/>
    </style:style>
    <style:style style:name="table_5f_body_5f_left" style:display-name="table_body_left" style:family="paragraph" style:parent-style-name="table_5f_body">
      <style:paragraph-properties fo:text-align="start" style:justify-single-word="false"/>
    </style:style>
    <style:style style:name="Contents_20_Heading" style:display-name="Contents Heading" style:family="paragraph" style:parent-style-name="Standard" style:class="index" style:master-page-name="">
      <style:paragraph-properties fo:margin-left="0mm" fo:margin-right="0mm" fo:margin-top="0mm" fo:margin-bottom="3mm" loext:contextual-spacing="false" fo:text-indent="0mm" style:auto-text-indent="false" style:page-number="auto" fo:break-before="page" text:number-lines="false" text:line-number="0">
        <style:tab-stops/>
      </style:paragraph-properties>
      <style:text-properties fo:color="#0066cc" style:font-name="Arial1" fo:font-family="Arial" style:font-style-name="Negreta" style:font-family-generic="swiss" style:font-pitch="variable" fo:font-size="14pt" fo:font-weight="bold" style:font-size-asian="16pt" style:font-weight-asian="bold" style:font-size-complex="16pt" style:font-weight-complex="bold"/>
    </style:style>
    <style:style style:name="Footer_20_right" style:display-name="Footer right" style:family="paragraph" style:parent-style-name="Footer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Contents_20_1" style:display-name="Contents 1" style:family="paragraph" style:parent-style-name="Index" style:class="index" style:master-page-name="">
      <style:paragraph-properties fo:margin-left="0mm" fo:margin-right="0mm" fo:margin-top="1.01mm" fo:margin-bottom="1.01mm" loext:contextual-spacing="false" fo:text-indent="0mm" style:auto-text-indent="false" style:page-number="auto">
        <style:tab-stops>
          <style:tab-stop style:position="175.01m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4.99mm" fo:margin-right="0mm" fo:margin-top="0.49mm" fo:margin-bottom="0.49mm" loext:contextual-spacing="false" fo:text-indent="0mm" style:auto-text-indent="false">
        <style:tab-stops>
          <style:tab-stop style:position="170.02m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9.98mm" fo:margin-right="0mm" fo:margin-top="0.49mm" fo:margin-bottom="0.49mm" loext:contextual-spacing="false" fo:text-indent="0mm" style:auto-text-indent="false">
        <style:tab-stops>
          <style:tab-stop style:position="165.03mm" style:type="right" style:leader-style="dotted" style:leader-text="."/>
        </style:tab-stops>
      </style:paragraph-properties>
    </style:style>
    <style:style style:name="html-code" style:family="paragraph" style:parent-style-name="Standard">
      <loext:graphic-properties draw:fill="solid" draw:fill-color="#ffff00" draw:opacity="100%"/>
      <style:paragraph-properties fo:background-color="#ffff00"/>
    </style:style>
    <style:style style:name="List_20_1_20_Cont." style:display-name="List 1 Cont." style:family="paragraph" style:parent-style-name="List" style:class="list">
      <style:paragraph-properties fo:margin-left="10mm" fo:margin-right="1.99mm" fo:margin-top="0mm" fo:margin-bottom="0mm" loext:contextual-spacing="false" fo:text-indent="-6mm" style:auto-text-indent="false">
        <style:tab-stops/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Line_20_numbering" style:display-name="Line numbering" style:family="text"/>
    <style:style style:name="Caption_20_characters" style:display-name="Caption character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backtick" style:family="text">
      <style:text-properties style:font-name="Courier New" fo:font-family="'Courier New'" style:font-style-name="Normal" style:font-family-generic="modern" style:font-pitch="fixed" fo:font-size="10pt" fo:background-color="#dddddd"/>
    </style:style>
    <style:style style:name="Graphics" style:family="graphic">
      <style:graphic-properties text:anchor-type="paragraph" svg:x="0mm" svg:y="0mm" style:wrap="none" style:vertical-pos="top" style:vertical-rel="paragraph" style:horizontal-pos="center" style:horizontal-rel="paragraph"/>
    </style:style>
    <style:style style:name="Watermark" style:family="graphic">
      <style:graphic-properties text:anchor-type="page" svg:x="0mm" svg:y="0mm" style:wrap="run-through" style:number-wrapped-paragraphs="no-limit" style:vertical-pos="middle" style:vertical-rel="page" style:horizontal-pos="center" style:horizontal-rel="paragraph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style:style style:name="OLE" style:family="graphic">
      <style:graphic-properties text:anchor-type="paragraph" svg:x="0mm" svg:y="0m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text:style-name="Numbering_20_Symbols" style:num-suffix="." style:num-format="1" text:start-value="8" text:display-levels="2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mm" fo:text-indent="-4.99mm" fo:margin-left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4.99mm" fo:margin-left="14.99mm"/>
        </style:list-level-properties>
      </text:list-level-style-number>
      <text:list-level-style-number text:level="4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 text:list-tab-stop-position="20mm" fo:text-indent="-4.99mm" fo:margin-left="20mm"/>
        </style:list-level-properties>
      </text:list-level-style-number>
      <text:list-level-style-number text:level="5" text:style-name="Numbering_20_Symbols" style:num-suffix="." style:num-format="1" text:display-levels="5">
        <style:list-level-properties text:list-level-position-and-space-mode="label-alignment">
          <style:list-level-label-alignment text:label-followed-by="listtab" text:list-tab-stop-position="24.99mm" fo:text-indent="-4.99mm" fo:margin-left="24.99mm"/>
        </style:list-level-properties>
      </text:list-level-style-number>
      <text:list-level-style-number text:level="6" text:style-name="Numbering_20_Symbols" style:num-suffix="." style:num-format="1" text:display-levels="6">
        <style:list-level-properties text:list-level-position-and-space-mode="label-alignment">
          <style:list-level-label-alignment text:label-followed-by="listtab" text:list-tab-stop-position="30mm" fo:text-indent="-4.99mm" fo:margin-left="30mm"/>
        </style:list-level-properties>
      </text:list-level-style-number>
      <text:list-level-style-number text:level="7" text:style-name="Numbering_20_Symbols" style:num-suffix="." style:num-format="1" text:display-levels="7">
        <style:list-level-properties text:list-level-position-and-space-mode="label-alignment">
          <style:list-level-label-alignment text:label-followed-by="listtab" text:list-tab-stop-position="35mm" fo:text-indent="-4.99mm" fo:margin-left="35mm"/>
        </style:list-level-properties>
      </text:list-level-style-number>
      <text:list-level-style-number text:level="8" text:style-name="Numbering_20_Symbols" style:num-suffix="." style:num-format="1" text:display-levels="8">
        <style:list-level-properties text:list-level-position-and-space-mode="label-alignment">
          <style:list-level-label-alignment text:label-followed-by="listtab" text:list-tab-stop-position="40.01mm" fo:text-indent="-4.99mm" fo:margin-left="40.01mm"/>
        </style:list-level-properties>
      </text:list-level-style-number>
      <text:list-level-style-number text:level="9" text:style-name="Numbering_20_Symbols" style:num-suffix="." style:num-format="1" text:display-levels="9">
        <style:list-level-properties text:list-level-position-and-space-mode="label-alignment">
          <style:list-level-label-alignment text:label-followed-by="listtab" text:list-tab-stop-position="45mm" fo:text-indent="-4.99mm" fo:margin-left="45mm"/>
        </style:list-level-properties>
      </text:list-level-style-number>
      <text:list-level-style-number text:level="10" text:style-name="Numbering_20_Symbols" style:num-suffix="." style:num-format="1" text:display-levels="10">
        <style:list-level-properties text:list-level-position-and-space-mode="label-alignment">
          <style:list-level-label-alignment text:label-followed-by="listtab" text:list-tab-stop-position="50.01mm" fo:text-indent="-4.99mm" fo:margin-left="50.01m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4" text:style-name="Numbering_20_Symbols" style:num-suffix="." style:num-format="1" text:start-value="4" text:display-levels="4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5" text:style-name="Numbering_20_Symbols" style:num-suffix="." style:num-format="1" text:start-value="5" text:display-levels="5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6" text:style-name="Numbering_20_Symbols" style:num-suffix="." style:num-format="1" text:start-value="6" text:display-levels="6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7" text:style-name="Numbering_20_Symbols" style:num-suffix="." style:num-format="1" text:start-value="7" text:display-levels="7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8" text:style-name="Numbering_20_Symbols" style:num-suffix="." style:num-format="1" text:start-value="8" text:display-levels="8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9" text:style-name="Numbering_20_Symbols" style:num-suffix="." style:num-format="1" text:start-value="9" text:display-levels="9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10" text:style-name="Numbering_20_Symbols" style:num-suffix="." style:num-format="1" text:start-value="10" text:display-levels="10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14.99mm" fo:margin-left="14.99mm"/>
        </style:list-level-properties>
      </text:list-level-style-number>
      <text:list-level-style-number text:level="4" text:style-name="Numbering_20_Symbols" style:num-prefix=" " style:num-suffix=" " style:num-format="1" text:start-value="4" text:display-levels="4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prefix=" " style:num-suffix=" " style:num-format="1" text:start-value="5" text:display-levels="5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prefix=" " style:num-suffix=" " style:num-format="1" text:start-value="6" text:display-levels="6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prefix=" " style:num-suffix=" " style:num-format="1" text:start-value="7" text:display-levels="7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prefix=" " style:num-suffix=" " style:num-format="1" text:start-value="8" text:display-levels="8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prefix=" " style:num-suffix=" " style:num-format="1" text:start-value="9" text:display-levels="9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prefix=" " style:num-suffix=" " style:num-format="1" text:start-value="10" text:display-levels="10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4mm" fo:margin-left="10m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8.01mm" fo:margin-left="10m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1.99mm" fo:margin-left="10m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6mm" fo:margin-left="10m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0mm" fo:margin-left="10m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4.01mm" fo:margin-left="10m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7.99mm" fo:margin-left="10m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2mm" fo:margin-left="10m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6mm" fo:margin-left="10m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0.01mm" fo:margin-left="10m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14.99mm" fo:margin-bottom="14.99mm" fo:margin-left="20mm" fo:margin-right="14.99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draw:fill="none" draw:fill-color="#cfe7f5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>
        <style:header-footer-properties fo:min-height="7.99mm" fo:margin-left="0mm" fo:margin-right="0mm" fo:margin-top="3mm" style:dynamic-spacing="false"/>
      </style:footer-style>
    </style:page-layout>
    <style:page-layout style:name="Mpm3" style:page-usage="left">
      <style:page-layout-properties fo:page-width="210.01mm" fo:page-height="297mm" style:num-format="1" style:print-orientation="portrait" fo:margin-top="10mm" fo:margin-bottom="10mm" fo:margin-left="20mm" fo:margin-right="20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  <style:page-layout style:name="Mpm4" style:page-usage="right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draw:fill="none" draw:fill-color="#cfe7f5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  <style:page-layout style:name="Mpm5">
      <style:page-layout-properties fo:page-width="210.01mm" fo:page-height="297mm" style:num-format="1" style:print-orientation="portrait" fo:margin-top="10mm" fo:margin-bottom="10mm" fo:margin-left="20mm" fo:margin-right="10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0.01mm" fo:page-height="297mm" style:num-format="1" style:print-orientation="portrait" fo:margin-top="10mm" fo:margin-bottom="10mm" fo:margin-left="20mm" fo:margin-right="20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draw:fill="none" draw:fill-color="#cfe7f5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Left_20_Page">
      <style:footer>
        <text:p text:style-name="Footer"><text:page-number text:select-page="current">1</text:page-number></text:p>
      </style:footer>
    </style:master-page>
    <style:master-page style:name="Left_20_Page" style:display-name="Left Page" style:page-layout-name="Mpm3" style:next-style-name="Right_20_Page">
      <style:header>
        <text:p text:style-name="Header_20_left"><text:title>5.8. MEASure</text:title></text:p>
      </style:header>
      <style:footer>
        <text:p text:style-name="Footer_20_left"><text:page-number text:select-page="current">2</text:page-number></text:p>
      </style:footer>
    </style:master-page>
    <style:master-page style:name="Right_20_Page" style:display-name="Right Page" style:page-layout-name="Mpm4" style:next-style-name="Left_20_Page">
      <style:header>
        <text:p text:style-name="Header_20_right"><text:chapter text:display="number-and-name" text:outline-level="1"/></text:p>
      </style:header>
      <style:footer>
        <text:p text:style-name="Footer_20_right"><text:page-number text:select-page="current">0</text:page-number></text:p>
      </style:footer>
    </style:master-page>
    <style:master-page style:name="HTML" style:page-layout-name="Mpm5"/>
    <style:master-page style:name="master_5f_first_20_page" style:display-name="master_first page" style:page-layout-name="Mpm6" style:next-style-name="master_5f_left_20_page"/>
    <style:master-page style:name="master_5f_left_20_page" style:display-name="master_left page" style:page-layout-name="Mpm6" style:next-style-name="master_5f_right_20_page"/>
    <style:master-page style:name="master_5f_right_20_page" style:display-name="master_right page" style:page-layout-name="Mpm7" style:next-style-name="master_5f_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03T16:39:24</meta:creation-date>
    <dc:date>2015-09-07T12:21:52</dc:date>
    <meta:editing-duration>PT20H8M38S</meta:editing-duration>
    <meta:editing-cycles>329</meta:editing-cycles>
    <meta:generator>LibreOffice/5.4.1.2$Linux_X86_64 LibreOffice_project/ea7cb86e6eeb2bf3a5af73a8f7777ac570321527</meta:generator>
    <meta:keyword>SCPI</meta:keyword>
    <meta:keyword>IEEE 488</meta:keyword>
    <meta:keyword>Remote control</meta:keyword>
    <meta:keyword>Programming reference</meta:keyword>
    <dc:title>5.8. MEASure</dc:title>
    <meta:document-statistic meta:table-count="5" meta:image-count="0" meta:object-count="0" meta:page-count="2" meta:paragraph-count="124" meta:word-count="467" meta:character-count="3621" meta:non-whitespace-character-count="3279"/>
    <meta:user-defined meta:name="WebPublish_HTML_Profile">EEZ (HTML)</meta:user-defined>
    <meta:user-defined meta:name="WebPublish_Post_AdditionalCategories">9</meta:user-defined>
    <meta:user-defined meta:name="WebPublish_Post_Id">26</meta:user-defined>
    <meta:user-defined meta:name="WebPublish_Post_PrimaryCategory">8</meta:user-defined>
    <meta:user-defined meta:name="WebPublish_Post_Profile" meta:value-type="string">EEZ</meta:user-defined>
    <meta:user-defined meta:name="WebPublish_Post_PublishOption" meta:value-type="string">Publish now</meta:user-defined>
  </office:meta>
</office:document-meta>
</file>